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Standaard" style:master-page-name="MPF0" style:family="paragraph">
      <style:paragraph-properties fo:break-before="page" style:page-number="0"/>
    </style:style>
    <style:style style:name="P3" style:parent-style-name="Geenafstand" style:family="paragraph">
      <style:paragraph-properties fo:text-align="end"/>
    </style:style>
    <style:style style:name="T4" style:parent-style-name="Standaardalinea-lettertype" style:family="text">
      <style:text-properties fo:color="#595959" fo:font-size="14pt" style:font-size-asian="14pt" style:font-size-complex="14pt"/>
    </style:style>
    <style:style style:name="P5" style:parent-style-name="Geenafstand" style:family="paragraph">
      <style:paragraph-properties fo:text-align="end"/>
    </style:style>
    <style:style style:name="T6" style:parent-style-name="Standaardalinea-lettertype" style:family="text">
      <style:text-properties fo:color="#595959" fo:font-size="9pt" style:font-size-asian="9pt" style:font-size-complex="9pt"/>
    </style:style>
    <style:style style:name="P7" style:parent-style-name="Standaard" style:family="paragraph">
      <style:paragraph-properties fo:text-align="end"/>
    </style:style>
    <style:style style:name="T8" style:parent-style-name="Standaardalinea-lettertype" style:family="text">
      <style:text-properties fo:text-transform="uppercase" fo:color="#156082" fo:font-size="32pt" style:font-size-asian="32pt" style:font-size-complex="32pt"/>
    </style:style>
    <style:style style:name="P9" style:parent-style-name="Standaard" style:family="paragraph">
      <style:paragraph-properties fo:text-align="end"/>
    </style:style>
    <style:style style:name="T10" style:parent-style-name="Standaardalinea-lettertype" style:family="text">
      <style:text-properties fo:color="#404040" fo:font-size="18pt" style:font-size-asian="18pt" style:font-size-complex="18pt"/>
    </style:style>
    <style:style style:name="P11" style:parent-style-name="Standaard" style:family="paragraph">
      <style:paragraph-properties fo:break-before="page"/>
    </style:style>
    <style:style style:name="P12" style:parent-style-name="Inhopg1" style:family="paragraph">
      <style:paragraph-properties>
        <style:tab-stops>
          <style:tab-stop style:type="right" style:leader-style="dotted" style:leader-text="." style:position="6.2611in"/>
        </style:tab-stops>
      </style:paragraph-properties>
    </style:style>
    <style:style style:name="P13" style:parent-style-name="Inhopg1" style:family="paragraph">
      <style:paragraph-properties>
        <style:tab-stops>
          <style:tab-stop style:type="right" style:leader-style="dotted" style:leader-text="." style:position="6.2611in"/>
        </style:tab-stops>
      </style:paragraph-properties>
    </style:style>
    <style:style style:name="P14" style:parent-style-name="Inhopg1" style:family="paragraph">
      <style:paragraph-properties>
        <style:tab-stops>
          <style:tab-stop style:type="right" style:leader-style="dotted" style:leader-text="." style:position="6.2611in"/>
        </style:tab-stops>
      </style:paragraph-properties>
    </style:style>
    <style:style style:family="graphic" style:name="a0">
      <style:graphic-properties draw:fill="solid" draw:fill-color="#156082" draw:opacity="100%" draw:stroke="none"/>
    </style:style>
    <style:style style:family="graphic" style:name="a2">
      <style:graphic-properties draw:fill="bitmap" draw:fill-image-name="a1" style:repeat="stretch"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g draw:z-index="251662336" draw:name="Groep 48" draw:id="id2" draw:style-name="a3" text:anchor-type="paragraph"><svg:title/><svg:desc/><draw:custom-shape svg:x="0.24375in" svg:y="0.26875in" svg:width="7.77917in" svg:height="1.31287in" draw:id="id0" draw:style-name="a0" draw:name="Rechthoek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4375in" svg:y="0.26875in" svg:width="7.77917in" svg:height="1.4125in" draw:id="id1" draw:style-name="a2" draw:name="Rechthoek 151"><svg:title/><svg:desc/><draw:enhanced-geometry draw:type="non-primitive" svg:viewBox="0 0 21600 21600" draw:enhanced-path="M 0 0 L 21600 0 21600 21600 0 21600 Z N"/></draw:custom-shape></draw:g><draw:frame draw:z-index="251660288" draw:id="id3" draw:style-name="a4" draw:name="Tekstvak 49" text:anchor-type="paragraph" svg:x="0.24375in" svg:y="9.56458in" svg:width="7.78056in" svg:height="1.06667in" style:rel-width="scale" style:rel-height="scale"><draw:text-box><text:p text:style-name="P3"><text:span text:style-name="T4">Max Arnouts</text:span></text:p><text:p text:style-name="P5"><text:span text:style-name="T6"><text:s text:c="5"/></text:span></text:p></draw:text-box><svg:title/><svg:desc/></draw:frame><draw:frame draw:z-index="251659264" draw:id="id4" draw:style-name="a5" draw:name="Tekstvak 51" text:anchor-type="paragraph" svg:x="0.24375in" svg:y="3.50764in" svg:width="7.78056in" svg:height="4.2375in" style:rel-width="scale" style:rel-height="scale"><draw:text-box><text:p text:style-name="P7"><text:span text:style-name="T8">Ai in mijn vakgebied</text:span></text:p><text:p text:style-name="P9"><text:span text:style-name="T10">Wat betekend dit voor mij?</text:span></text:p></draw:text-box><svg:title/><svg:desc/></draw:frame></text:p>
      <text:p text:style-name="P11"/>
      <text:p text:style-name="Kopvaninhoudsopgave">Inhoud</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Standaard">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P12"><text:a xlink:href="#_Toc156990753" office:target-frame-name="_top" xlink:show="replace"><text:span text:style-name="Hyperlink">Wat is ai?</text:span><text:tab/>2</text:a></text:p>
          <text:p text:style-name="P13"><text:a xlink:href="#_Toc156990754" office:target-frame-name="_top" xlink:show="replace"><text:span text:style-name="Hyperlink">Wat doet ai in jouw vakgebied momenteel?</text:span><text:tab/>2</text:a></text:p>
          <text:p text:style-name="P14"><text:a xlink:href="#_Toc156990755" office:target-frame-name="_top" xlink:show="replace"><text:span text:style-name="Hyperlink">Wat denk je dat ai in de toekomst in jouw vakgebied doet?</text:span><text:tab/>2</text:a></text:p>
        </text:index-body>
      </text:table-of-content>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h text:style-name="Kop1" text:outline-level="1"><text:bookmark-start text:name="_Toc156990753"/><text:soft-page-break/>Wat is ai?<text:bookmark-end text:name="_Toc156990753"/></text:h>
      <text:p text:style-name="Standaard">AI staat voor Kunstmatige Intelligentie. Het omvat het ontwikkelen van computersystemen die taken kunnen uitvoeren die normaal gesproken menselijke intelligentie vereisen. Dit omvat onder andere leren, redeneren, problemen oplossen en begrijpen van natuurlijke taal.</text:p>
      <text:h text:style-name="Kop1" text:outline-level="1"><text:bookmark-start text:name="_Toc156990754"/>Wat doet ai in jouw vakgebied momenteel?<text:bookmark-end text:name="_Toc156990754"/></text:h>
      <text:p text:style-name="Standaard">In mijn vakgebied als<text:s/>Beginnende Front-end en Back-end developer<text:s/>wordt AI momenteel gebruikt voor verschillende doeleinden. Bijvoorbeeld, in webontwikkeling kan AI worden toegepast voor het verbeteren van gebruikerservaringen, personalisatie van content, automatisering van taken zoals het genereren van code of het optimaliseren van algoritmen. AI wordt ook ingezet voor het identificeren van beveiligingsrisico's en het verbeteren van de algehele prestaties van applicaties.</text:p>
      <text:h text:style-name="Kop1" text:outline-level="1"><text:bookmark-start text:name="_Toc156990755"/>Wat denk je dat ai in de toekomst in jouw vakgebied doet?<text:bookmark-end text:name="_Toc156990755"/></text:h>
      <text:p text:style-name="Standaard">In de toekomst zie ik AI een nog grotere rol spelen in de wereld van<text:s/>Front-end en Back-end. We kunnen verwachten dat AI wordt gebruikt om complexere taken in het ontwikkelingsproces te automatiseren, zoals het genereren van geavanceerde algoritmen, het ontwerpen van intuïtieve gebruikersinterfaces, en het optimaliseren van de prestaties van applicaties. Daarnaast zal AI waarschijnlijk bijdragen aan het versnellen van de ontwikkelingscyclus door het bieden van geavanceerde analyses en het identificeren van optimalisatiemogelijkheden. Het wordt ook cruciaal in het waarborgen van beveiliging en het aanpakken van complexe uitdagingen op het gebied van data-integratie en schaalbaarhei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Geenafstand" style:display-name="Geen afstand" style:family="paragraph">
      <style:paragraph-properties fo:margin-bottom="0in" fo:line-height="100%"/>
      <style:text-properties style:font-name-asian="Times New Roman" style:letter-kerning="false" fo:font-size="11pt" style:font-size-asian="11pt" style:font-size-complex="11pt" style:language-asian="nl" style:country-asian="NL" fo:hyphenate="false"/>
    </style:style>
    <style:style style:name="GeenafstandChar" style:display-name="Geen afstand Char" style:family="text" style:parent-style-name="Standaardalinea-lettertype">
      <style:text-properties style:font-name-asian="Times New Roman" style:letter-kerning="false" fo:font-size="11pt" style:font-size-asian="11pt" style:font-size-complex="11pt" style:language-asian="nl" style:country-asian="NL"/>
    </style:style>
    <style:style style:name="Kopvaninhoudsopgave" style:display-name="Kop van inhoudsopgave" style:family="paragraph" style:parent-style-name="Kop1" style:next-style-name="Standaard">
      <style:paragraph-properties fo:margin-top="0.1666in" fo:margin-bottom="0in" fo:line-height="107%"/>
      <style:text-properties style:letter-kerning="false" fo:font-size="16pt" style:font-size-asian="16pt" style:font-size-complex="16pt" style:language-asian="nl" style:country-asian="NL" fo:hyphenate="false"/>
    </style:style>
    <style:style style:name="Normaalweb" style:display-name="Normaal (web)" style:family="paragraph" style:parent-style-name="Standaard">
      <style:paragraph-properties fo:margin-top="0.0694in" fo:margin-bottom="0.0694in" fo:line-height="100%"/>
      <style:text-properties style:font-name="Times New Roman" style:font-name-asian="Times New Roman" style:font-name-complex="Times New Roman" style:letter-kerning="false" style:language-asian="nl" style:country-asian="NL" fo:hyphenate="false"/>
    </style:style>
    <style:style style:name="Koptekst" style:display-name="Koptekst" style:family="paragraph" style:parent-style-name="Standa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VoettekstChar" style:display-name="Voettekst Char" style:family="text" style:parent-style-name="Standaardalinea-lettertyp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fill-image draw:name="a1" xlink:href="media/image1.png" xlink:show="embed" xlink:actuate="onLoad"/>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Voettekst" style:family="paragraph">
      <style:paragraph-properties fo:text-align="end"/>
    </style:style>
  </office:automatic-styles>
  <office:master-styles>
    <style:master-page style:name="MPF0" style:page-layout-name="PL0">
      <style:footer>
        <text:p text:style-name="P2"><text:page-number text:fixed="false">2</text:page-number></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Ai in mijn vakgebied</dc:title>
    <dc:description/>
    <dc:subject>Wat betekend dit voor mij?</dc:subject>
    <meta:initial-creator>Max Arnouts</meta:initial-creator>
    <dc:creator>Max Arnouts</dc:creator>
    <meta:creation-date>2024-01-24T11:08:00Z</meta:creation-date>
    <dc:date>2024-01-24T11:13:00Z</dc:date>
    <meta:print-date>2024-01-24T11:12:00Z</meta:print-date>
    <meta:template xlink:href="Normal" xlink:type="simple"/>
    <meta:editing-cycles>3</meta:editing-cycles>
    <meta:editing-duration>PT240S</meta:editing-duration>
    <meta:document-statistic meta:page-count="3" meta:paragraph-count="3" meta:word-count="295" meta:character-count="1915" meta:row-count="13" meta:non-whitespace-character-count="1623"/>
  </office:meta>
</office:document-meta>
</file>